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ating Network from Architectural Drawing - Rule Based Approach</text:span></text:p>
      <text:p text:style-name="P2"/>
      <text:p text:style-name="P1"/>
      <text:p text:style-name="P1"><text:span text:style-name="T2">Schematic Knowledge of the Graph</text:span></text:p>
      <text:p text:style-name="P1"><text:span text:style-name="T2">Edges </text:span>: </text:p>
      <text:list xml:id="list1782953569274418051" text:style-name="WWNum1">
        <text:list-item>
          <text:p text:style-name="P4">These are the carrier of Load/Flow.</text:p>
        </text:list-item>
        <text:list-item>
          <text:p text:style-name="P4">Connection of Nodes with each other.</text:p>
        </text:list-item>
      </text:list>
      <text:p text:style-name="P1">Example : Corridors, Passage, Stairs etc (Any connector that joins two nodes in the architecture.</text:p>
      <text:p text:style-name="P1"/>
      <text:p text:style-name="P1"><text:span text:style-name="T2">Attributes of an Edge : </text:span></text:p>
      <text:list xml:id="list4753890272940214915" text:style-name="WWNum4">
        <text:list-item>
          <text:p text:style-name="P5">Length of Each Edge.</text:p>
        </text:list-item>
        <text:list-item>
          <text:p text:style-name="P5">Width of Each Edge.</text:p>
        </text:list-item>
        <text:list-item>
          <text:p text:style-name="P5">Slope/Material of the Edge : To compute Decay Factor</text:p>
        </text:list-item>
      </text:list>
      <text:p text:style-name="P1"/>
      <text:p text:style-name="P1"><text:span text:style-name="T2">Node</text:span> : </text:p>
      <text:list xml:id="list397754496657922757" text:style-name="WWNum2">
        <text:list-item>
          <text:p text:style-name="P6">These are openings (doors/windows) in the closed space (like rooms, halls etc).</text:p>
        </text:list-item>
        <text:list-item>
          <text:p text:style-name="P6">They act as gates, that transit capacity flow from one edge to another.</text:p>
        </text:list-item>
      </text:list>
      <text:p text:style-name="P1">Example : Door, Windows or any opening that could transit flow from these closed spaces for evacuation, Junctions / Intersection of Corridors/Passages (Intersection of Edges in the Network)</text:p>
      <text:p text:style-name="P1"/>
      <text:p text:style-name="P1"><text:span text:style-name="T2">Attributes of a Node : </text:span></text:p>
      <text:list xml:id="list3571741927686927805" text:style-name="WWNum3">
        <text:list-item>
          <text:p text:style-name="P7">Length of Each Node.</text:p>
        </text:list-item>
        <text:list-item>
          <text:p text:style-name="P7">Width of Each Node.</text:p>
        </text:list-item>
        <text:list-item>
          <text:p text:style-name="P7">Internal Capacity of the Closed Space : Can be derived using Area of Room / Area of Individual, Or any better way ? </text:p>
        </text:list-item>
        <text:list-item>
          <text:p text:style-name="P7">Degree of the Node : Number of edges connecting this nod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78" meta:character-count="981" meta:non-whitespace-character-count="828"/>
    <meta:generator>LibreOfficeDev/5.1.0.3$Linux_X86_64 LibreOffice_project/</meta:generator>
  </office:meta>
</office:document-meta>
</file>